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95ac" officeooo:paragraph-rsid="000795ac"/>
    </style:style>
    <style:style style:name="P2" style:family="paragraph" style:parent-style-name="Standard">
      <style:text-properties fo:language="ka" fo:country="GE" officeooo:rsid="000795ac" officeooo:paragraph-rsid="000795ac"/>
    </style:style>
    <style:style style:name="P3" style:family="paragraph" style:parent-style-name="Standard">
      <style:text-properties fo:language="ka" fo:country="GE" officeooo:rsid="000795ac" officeooo:paragraph-rsid="000795ac" fo:background-color="#ffff00"/>
    </style:style>
    <style:style style:name="T1" style:family="text">
      <style:text-properties fo:language="ka" fo:country="GE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8a285"/>
    </style:style>
    <style:style style:name="T5" style:family="text">
      <style:text-properties officeooo:rsid="00091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3">აღწერა:</text:span></text:p>
      <text:p text:style-name="P1"/>
      <text:p text:style-name="P1">მოწყობილობა აგენერირებს სინუსოიდალურ სიგნალს,fpga-<text:span text:style-name="T1">ში ჩაწერილი მასივისა და განივ იმპულსური მოდულაციის მეშვეობით.</text:span></text:p>
      <text:p text:style-name="P2"/>
      <text:p text:style-name="P1"><text:span text:style-name="T1">მოწყობილობაში გამოვიყენე განივ იმპულსური მოდულაციის ინტერნეტში ნაპოვნი კოდი. </text:span><text:a xlink:type="simple" xlink:href="https://vhdlwhiz.com/pwm-controller/,თუმცა" text:style-name="Internet_20_link" text:visited-style-name="Visited_20_Internet_20_Link">https://vhdlwhiz.com/pwm-controller/,თუმცა</text:a><text:span text:style-name="T1"> ზოგიერთი რამის შეცვლა მომიწია.</text:span></text:p>
      <text:p text:style-name="P2">დავამატე ორი პროცესრი.ერთი სიხშირეს ყოფს,ხოლო მეორე კი გიმ-ის სიმეჩხრეს ცვლის ჩვენ მიერ შექმნილი სინუსოიდალური მასივიდან.</text:p>
      <text:p text:style-name="P2"/>
      <text:p text:style-name="P3">პრობლემები:</text:p>
      <text:p text:style-name="P2"/>
      <text:p text:style-name="P2">პროგრამაში ბევრი ბაგის გამოსწორება მომიწია,თუმცა უმცა უმეტეს წილად ინფორმაციის ტიპიების შეუსაბამობის გამოსწორებდა მიწევდა.</text:p>
      <text:p text:style-name="P2"/>
      <text:p text:style-name="P3">უფრო მეტი დრო,რომ მქონოდა:</text:p>
      <text:p text:style-name="P2"/>
      <text:p text:style-name="P2">უფრო მეტი დრო,რომ მქონოდა გავაუმჯოებესებდი სიხშირის გამყოფს,კერძოდ ავააწყობდი ისეთ სქემას,რომელსაც სიხშირისი ნებისმიერ სიხშირეზე შეუძლია გაყოფა,რადგან ამ სქემას მხოლოდ ორის ხარისხებზე შეუძლია გაყოფა.<text:span text:style-name="T4">გარდა ამისა,კოდს დავშლიდი ნაწილებად ანუ შევქმნიდი ბევრ </text:span><text:span text:style-name="T5">კომპონენტებს,რათა უფრო წაკითხვადი ყოფილიყო კოდი.</text:span></text:p>
      <text:p text:style-name="P1"><text:span text:style-name="T1">გარდა ამის,რადგან ჯერ ბორდი არ მიყიდია და ტრამვის გამო უნივერსიტეტში ვერ დავდიოდი არ ვიცოდი რომელ ფეხებთან შემეძლო ჩემი მოწყობილობის მიერთება,აქედან გამომდინარე,</text:span><text:span text:style-name="T2">UCF </text:span><text:span text:style-name="T1">ფაილი ვერ მივაბი </text:span><text:span text:style-name="T2">Xilinix Ise-</text:span><text:span text:style-name="T1">ის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7T16:47:20.235000000</dc:date>
    <meta:editing-duration>PT11M26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9" meta:word-count="117" meta:character-count="1048" meta:non-whitespace-character-count="939"/>
  </office:meta>
</office:document-meta>
</file>